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SQLExceptionTranslatorRegistry.findTranslatorForDatabase( String db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QLExceptionTranslatorRegistry.registerTranslator( String dbName , SQLExceptionTranslator transl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stomSQLExceptionTranslatorRegist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QLExceptionTranslatorRegistry.CustomSQLExceptionTranslato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